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size="22pt" style:font-size-asian="22pt" style:font-size-complex="22pt"/>
    </style:style>
    <style:style style:name="T1" style:family="text">
      <style:text-properties fo:font-variant="normal" fo:text-transform="none" fo:color="#030303" loext:opacity="100%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030303" loext:opacity="100%" style:font-name="Roboto" fo:letter-spacing="normal" fo:font-style="normal" fo:font-weight="normal"/>
    </style:style>
    <style:style style:name="T3" style:family="text">
      <style:text-properties fo:font-variant="normal" fo:text-transform="none" fo:color="#030303" loext:opacity="100%" fo:letter-spacing="normal" style:font-name-asian="Roboto" style:font-size-asian="10.5pt" style:font-style-asian="normal" style:font-weight-asian="normal"/>
    </style:style>
    <style:style style:name="T4" style:family="text">
      <style:text-properties fo:font-variant="normal" fo:text-transform="none" fo:color="#030303" loext:opacity="100%" fo:letter-spacing="normal" style:font-name-asian="Roboto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基督教會詩歌《神愛傳頌萬代》【詩歌</text:span><text:span text:style-name="T2">MV</text:span><text:span text:style-name="T4">】 一 一生何求受盡屈辱　為誰辛苦為誰憂 匆匆來去為遵行神旨意　只把工作挂心頭 身入虎穴發表真理把人拯救 弃絶毁謗默默忍受 卑微隱藏説話作工從不顯露 患難你陪伴為人作標杆 體嘗人間痛苦無怨無悔 將永生之道賜給人類 説話作工流露的全是愛 神的愛配受贊美傳頌萬代 二 你為潔净人類拯救人類　付出了所有代價 為人生命擔憂牽挂　嘔心瀝血操碎了心 受盡天大屈辱　被時代弃絶 歷盡艱辛只為拯救人 人狂妄悖逆　常常傷你心 你寬容忍耐最大限度拯救人 無枕頭之地心裏仍牽挂人 話語澆灌審判試煉 只為人得着生命有美好歸宿 神的愛配受贊美傳頌萬代 無枕頭之地心裏仍牽挂人 話語澆灌審判試煉 只為人得着生命有美好歸宿 神的愛配受贊美傳頌萬代 神的愛配受贊美傳頌萬代 ——摘自《跟隨羔羊唱新歌》 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9T17:25:00.648000000</meta:creation-date>
    <dc:date>2021-05-29T17:26:53.134000000</dc:date>
    <meta:editing-duration>PT1M54S</meta:editing-duration>
    <meta:editing-cycles>1</meta:editing-cycles>
    <meta:document-statistic meta:table-count="0" meta:image-count="0" meta:object-count="0" meta:page-count="1" meta:paragraph-count="1" meta:word-count="316" meta:character-count="355" meta:non-whitespace-character-count="319"/>
    <meta:generator>LibreOffice/7.1.2.2$Windows_X86_64 LibreOffice_project/8a45595d069ef5570103caea1b71cc9d82b2aae4</meta:generator>
  </office:meta>
</office:document-meta>
</file>